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Количество упаковок</text:p>
          </table:table-cell>
          <table:table-cell office:value-type="string" table:style-name="ce2">
            <text:p>Цена<text:s/></text:p>
          </table:table-cell>
          <table:table-cell table:style-name="ce1"/>
          <table:table-cell office:value-type="float" office:value="355" table:formula="of:=SUM([.F325];[.F751];[.F1319];[.F2171])*0.5" table:style-name="ce1">
            <text:p>355</text:p>
          </table:table-cell>
          <table:table-cell table:number-columns-repeated="16375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50" table:style-name="ce1">
            <text:p>25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102" table:style-name="ce1">
            <text:p>102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3" table:visibility="filter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3" table:visibility="filter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09" table:style-name="ce1">
            <text:p>10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9" table:style-name="ce1">
            <text:p>149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5" table:style-name="ce1">
            <text:p>15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3" table:visibility="filter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3" table:visibility="filter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5" table:style-name="ce1">
            <text:p>14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 table:visibility="filter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4" table:visibility="filter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5" table:visibility="filter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3" table:style-name="ce1">
            <text:p>12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0" table:style-name="ce1">
            <text:p>14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32" table:style-name="ce1">
            <text:p>13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 table:visibility="filter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2" table:style-name="ce1">
            <text:p>242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9" table:style-name="ce1">
            <text:p>99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8" table:style-name="ce1">
            <text:p>23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6" table:style-name="ce1">
            <text:p>13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6" table:style-name="ce1">
            <text:p>14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0" table:style-name="ce1">
            <text:p>1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3" table:style-name="ce1">
            <text:p>13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</text:p>
          </table:table-cell>
          <table:table-cell office:value-type="string" table:style-name="ce2">
            <text:p>Единица измерения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роизводитель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A1:Движение_товаров.G2273" table:contains-header="false">
          <table:sort>
            <table:sort-by table:field-number="2"/>
          </table:sort>
        </table:database-range>
        <table:database-range table:target-range-address="Движение_товаров.A1:Движение_товаров.G2273" table:display-filter-buttons="true">
          <table:filter>
            <table:filter-and>
              <table:filter-or>
                <table:filter-condition table:field-number="2" table:value="M11" table:operator="="/>
                <table:filter-condition table:field-number="2" table:value="M14" table:operator="="/>
                <table:filter-condition table:field-number="2" table:value="M3" table:operator="="/>
                <table:filter-condition table:field-number="2" table:value="M9" table:operator="="/>
              </table:filter-or>
              <table:filter-condition table:field-number="3" table:value="42" table:operator="="/>
              <table:filter-condition table:field-number="4" table:value="Поступление" table:operator="="/>
            </table:filter-and>
          </table:filter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  <table:database-range table:target-range-address="Магазин.B1:Магазин.B17" table:display-filter-buttons="true">
          <table:filter>
            <table:filter-condition table:field-number="0" table:value="Заречны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лава</meta:initial-creator>
    <dc:creator>Студент</dc:creator>
    <meta:creation-date>2021-07-09T17:04:06Z</meta:creation-date>
    <dc:date>2022-10-01T04:58:32Z</dc:date>
  </office:meta>
</office:document-meta>
</file>